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9e992"/>
    </style:style>
    <style:style style:name="T3" style:family="text">
      <style:text-properties officeooo:rsid="00082e98"/>
    </style:style>
    <style:style style:name="T4" style:family="text">
      <style:text-properties officeooo:rsid="0009e992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officeooo:rsid="0009e992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09e992" style:font-name-asian="DejaVu Sans Mono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exit</text:span>(IOS) <text:s text:c="18"/>Specifica<text:span text:style-name="T3">t</text:span>ion Document <text:s text:c="20"/><text:span text:style-name="T4">exit</text:span>(IOS)</text:p>
      <text:p text:style-name="P2"/>
      <text:p text:style-name="P2"/>
      <text:p text:style-name="P2"/>
      <text:p text:style-name="P4">NAME</text:p>
      <text:p text:style-name="P2"><text:span text:style-name="T5"><text:s text:c="7"/></text:span><text:span text:style-name="T6">exit</text:span><text:span text:style-name="T7"> – </text:span><text:span text:style-name="T8">stops the game</text:span></text:p>
      <text:p text:style-name="P2"/>
      <text:p text:style-name="P4">SYNOPSIS</text:p>
      <text:p text:style-name="P3"><text:s text:c="7"/><text:span text:style-name="T2">exit</text:span></text:p>
      <text:p text:style-name="P2"/>
      <text:p text:style-name="P4">DESCRIPTION</text:p>
      <text:p text:style-name="P3"><text:s text:c="7"/></text:p>
      <text:p text:style-name="P3"/>
      <text:p text:style-name="P4">SEE ALSO</text:p>
      <text:p text:style-name="P3"><text:s text:c="6"/><text:span text:style-name="T1"><text:s/></text:span></text:p>
      <text:p text:style-name="P2"/>
      <text:p text:style-name="P4">REPORTING BUGS</text:p>
      <text:p text:style-name="P3"><text:s text:c="7"/></text:p>
      <text:p text:style-name="P2"/>
      <text:p text:style-name="P4">AUTHOR</text:p>
      <text:p text:style-name="P3"><text:tab/> <text:s/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09:24:40.637878191</dc:date>
    <meta:editing-duration>PT14M37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17" meta:character-count="194" meta:non-whitespace-character-count="109"/>
  </office:meta>
</office:document-meta>
</file>